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148.96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82.54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37.81pt"/>
    </style:style>
    <style:style style:name="co15" style:family="table-column">
      <style:table-column-properties fo:break-before="auto" style:column-width="52.44pt"/>
    </style:style>
    <style:style style:name="co16" style:family="table-column">
      <style:table-column-properties fo:break-before="auto" style:column-width="101.11pt"/>
    </style:style>
    <style:style style:name="co17" style:family="table-column">
      <style:table-column-properties fo:break-before="auto" style:column-width="41.64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68.71pt"/>
    </style:style>
    <style:style style:name="co22" style:family="table-column">
      <style:table-column-properties fo:break-before="auto" style:column-width="133pt"/>
    </style:style>
    <style:style style:name="co23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auction-app-gui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</table:table>
      <table:table table:name="Sheet2" table:style-name="ta1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2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 Mahomes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haun Watso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ron Rodgers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9.5" calcext:value-type="float">
            <text:p>19.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ker Mayfield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.7" calcext:value-type="float">
            <text:p>17.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 Ryan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7.7" calcext:value-type="float">
            <text:p>17.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son Wentz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.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ew Brees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7.7" calcext:value-type="float">
            <text:p>17.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ssell Wilso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6.1" calcext:value-type="float">
            <text:p>16.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red Goff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 Newton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.1" calcext:value-type="float">
            <text:p>16.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ilip Rivers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mar Jackso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.1" calcext:value-type="float">
            <text:p>16.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meis Winston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.1" calcext:value-type="float">
            <text:p>16.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m Brady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5.1" calcext:value-type="float">
            <text:p>15.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n Roethlisberger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5.1" calcext:value-type="float">
            <text:p>15.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k Prescott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5.1" calcext:value-type="float">
            <text:p>15.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rk Cousins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.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tch Trubisky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.1" calcext:value-type="float">
            <text:p>15.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sh Alle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.1" calcext:value-type="float">
            <text:p>15.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immy Garoppolo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3.7" calcext:value-type="float">
            <text:p>13.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m Darnold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.7" calcext:value-type="float">
            <text:p>13.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rek Carr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thew Stafford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.7" calcext:value-type="float">
            <text:p>13.7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quon Barkley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.8" calcext:value-type="float">
            <text:p>14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vin Kamara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ian McCaffrey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vid Johnso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k Chubb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zekiel Elliott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eon Bell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.7" calcext:value-type="float">
            <text:p>12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mes Conn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.7" calcext:value-type="float">
            <text:p>12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dd Gurley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vin Cook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e Mixon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mien Williams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onard Fournette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ryon Johnso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ris Carso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vonta Freeman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ron Jone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.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rick Henry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lvin Gordon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ny Michel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k Ingram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lon Mack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illip Lindsay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vin Colema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stin Ekeler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mes White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rrius Guic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tavius Murray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rik Cohe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nyan Drak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ke Johnson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shaad Penny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ordan Howard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alen Ballage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yce Freema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reem Hunt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rwin Thompson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Sean McCo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tt Breid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rian Peterson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ny Pollard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yton Barber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aylen Samuels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nald Jones II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ustin Jackson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ustice Hill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mien Harri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rlos Hyd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ion Lewis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amaal Williams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colm Brown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to Smith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J Anderson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y Montgomery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default-cell-style-name="ce1"/>
        <table:table-column table:style-name="co19" table:default-cell-style-name="ce1"/>
        <table:table-column table:style-name="co23" table:default-cell-style-name="ce1"/>
        <table:table-column table:style-name="co7" table:default-cell-style-name="ce1"/>
        <table:table-row table:style-name="ro2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vis Kelc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.9" calcext:value-type="float">
            <text:p>9.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e Kitt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ch Ertz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.J. Howar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n Engram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.6" calcext:value-type="float">
            <text:p>7.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nter Henry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red Cook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nce McDonald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vid Njoku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ic Ebron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lanie Walker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ey Burton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k Andrews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stin Hooper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rdan Reed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g Olsen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immy Graham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yle Rudolph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dre Hopkins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ante Adams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io Jones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 Thoma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.8" calcext:value-type="float">
            <text:p>10.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reek Hill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.8" calcext:value-type="float">
            <text:p>10.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dell Beckham Jr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.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Ju Smith-Schust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0.2" calcext:value-type="float">
            <text:p>10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ke Evans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.2" calcext:value-type="float">
            <text:p>10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onio Brown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m Thiele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enan Alle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ari Coop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efon Diggs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ndin Cook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lian Edelman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 Woods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9" calcext:value-type="float">
            <text:p>8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ris Godwi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.9" calcext:value-type="float">
            <text:p>8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yler Lockett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nny Golladay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per Kupp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.Y. Hilton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.J. Gree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ke William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lvin Ridley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yler Boyd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osh Gordo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.J. Moor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bby Anderso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shon Jeffery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rvis Landry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ll Fuller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len Robinson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rtis Samuel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de Westbrook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ristian Kirk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rvin Jones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mmy Watkins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manuel Sanders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erling Shepard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quez Valdes-Scantling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nte Petti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ames Washingt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ronimo Alliso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rey Davis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ry Fitzgerald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Sean Jackson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urtland Sutto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onte Moncrief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.K. Metcalf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ell Williams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'Keal Harry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thony Miller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ichael Gallup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ohn Brown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en Tate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ecole Hardman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amison Crowder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eke Coute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rquise Goodwin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6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Defens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Rams Defens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cksonville Defens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timore Defens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nesota Defens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veland Defens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 Chargers Defens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Defens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llas Defens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ver Defens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ttsburgh Defens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 Defens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England Defens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ffalo Defens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/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 Orleans Defens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table table:name="Sheet7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adp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avg_ppg</text:p>
          </table:table-cell>
          <table:table-cell office:value-type="string" calcext:value-type="string">
            <text:p>avg_cost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 Zuerlein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in Tuck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rison Butker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l Lutz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phen Gostkowski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mi Fairbair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on Crosby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orgio Tavecchio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chael Badgle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ke Elliott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n Bailey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bbie Gould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tt Mah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8-27T18:25:43.590278496</meta:print-date>
    <dc:date>2019-08-27T18:28:16.671624617</dc:date>
    <meta:editing-duration>PT8M37S</meta:editing-duration>
    <meta:editing-cycles>1</meta:editing-cycles>
    <meta:document-statistic meta:table-count="7" meta:cell-count="1584" meta:object-count="0"/>
    <meta:generator>LibreOffice/6.0.7.3$Linux_X86_64 LibreOffice_project/00m0$Build-3</meta:generator>
  </office:meta>
</office:document-meta>
</file>